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d8c4" officeooo:paragraph-rsid="001bd8c4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ext_20_body">
      <style:paragraph-properties fo:text-align="center" style:justify-single-word="false"/>
      <style:text-properties officeooo:rsid="00210ab5" officeooo:paragraph-rsid="00210ab5"/>
    </style:style>
    <style:style style:name="P11" style:family="paragraph" style:parent-style-name="Table_20_Contents">
      <style:text-properties officeooo:rsid="001a4f08" officeooo:paragraph-rsid="0022f8ae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 style:list-style-name="Numerazione_20_UC">
      <style:text-properties officeooo:rsid="000db710" officeooo:paragraph-rsid="001fc67c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8" style:family="paragraph" style:parent-style-name="Azione_20_sistema">
      <style:text-properties officeooo:rsid="0015e382" officeooo:paragraph-rsid="0015e382"/>
    </style:style>
    <style:style style:name="P1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style:style style:name="T12" style:family="text">
      <style:text-properties officeooo:rsid="00210010"/>
    </style:style>
    <style:style style:name="T13" style:family="text">
      <style:text-properties officeooo:rsid="0022f8ae"/>
    </style:style>
    <style:style style:name="T14" style:family="text">
      <style:text-properties officeooo:rsid="0023a9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3">Utente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3">Utente accede al sistema e viene riconosciuto come Utente del Sistem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6708963" text:style-name="Numerazione_20_UC">
              <text:list-header>
                <text:p text:style-name="P12"/>
              </text:list-header>
              <text:list-item text:start-value="1">
                <text:p text:style-name="P14"><text:span text:style-name="T2">L</text:span><text:span text:style-name="T13">'Utente del sistema</text:span><text:span text:style-name="T9"> accede alla sezione Registro</text:span></text:p>
              </text:list-item>
              <text:list-item>
                <text:p text:style-name="P13">L'<text:span text:style-name="T13">Utente del sistema</text:span><text:span text:style-name="T12"> </text:span>seleziona la classe per cui vuole <text:span text:style-name="T10">visualizzare il registro</text:span></text:p>
              </text:list-item>
              <text:list-item>
                <text:p text:style-name="P17">L'<text:span text:style-name="T13">Utente del sistema</text:span> seleziona la fuzion<text:span text:style-name="T10">alità Storico Registro</text:span></text:p>
              </text:list-item>
              <text:list-item>
                <text:p text:style-name="P19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5">L<text:span text:style-name="T13">'Utente del sistema</text:span> <text:span text:style-name="T10">inserisce la data di inizio e di fine</text:span></text:p>
              </text:list-item>
              <text:list-item>
                <text:p text:style-name="P18">Il sistema <text:span text:style-name="T10">visualizza lo storico del registro</text:span>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</text:span><text:span text:style-name="T13">Utente del 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6724517" text:style-name="L1">
              <text:list-item>
                <text:p text:style-name="P9">Nel caso di un errore <text:span text:style-name="T12">dell'</text:span><text:span text:style-name="T14">utente del sistema</text:span>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<text:span text:style-name="T14">utente del sistema</text:span> deve poter visualizzare lo storico entro 2 secondi dall'inserimento della data</text:p>
          </table:table-cell>
        </table:table-row>
      </table:table>
      <text:p text:style-name="P8"/>
      <text:p text:style-name="P5"><text:span text:style-name="T8">UC_H_</text:span><text:span text:style-name="T9">5</text:span><text:span text:style-name="T10">7</text:span><text:span text:style-name="T8">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6S</meta:editing-duration>
    <meta:editing-cycles>27</meta:editing-cycles>
    <meta:generator>LibreOffice/3.6$Windows_x86 LibreOffice_project/da8c1e6-fd468f4-454e206-f42a4a9-143cfd</meta:generator>
    <dc:date>2012-11-22T17:02:43.11</dc:date>
    <meta:document-statistic meta:table-count="1" meta:image-count="0" meta:object-count="0" meta:page-count="1" meta:paragraph-count="22" meta:word-count="156" meta:character-count="1044" meta:non-whitespace-character-count="917"/>
  </office:meta>
</office:document-meta>
</file>